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5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cm" svg:height="4.4cm" svg:x="3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5.8cm" svg:x="9.8cm" svg:y="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4.4cm" svg:x="19cm" svg:y="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1" xml:id="id2" draw:id="id2" draw:layer="layout" svg:width="3.8cm" svg:height="1.8cm" svg:x="8.8cm" svg:y="0.4cm">
          <text:p text:style-name="P1">DelayUnitBF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8cm" svg:height="1.8cm" svg:x="14.4cm" svg:y="0.4cm">
          <text:p text:style-name="P1">DelayUnitUI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8cm" svg:height="1.8cm" svg:x="19.8cm" svg:y="0.4cm">
          <text:p text:style-name="P1">DelayUnitN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7cm" svg:y1="3.2cm" svg:x2="10.7cm" svg:y2="2.2cm" draw:start-shape="id1" draw:start-glue-point="0" draw:end-shape="id2" svg:d="M10700 3200v-1000" svg:viewBox="0 0 1 1001">
          <text:p/>
        </draw:connector>
        <draw:custom-shape draw:style-name="gr5" draw:text-style-name="P1" xml:id="id1" draw:id="id1" draw:layer="layout" svg:width="3.8cm" svg:height="1.8cm" svg:x="8.8cm" svg:y="3.2cm">
          <text:p text:style-name="P1">delay_bf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3.8cm" svg:height="1.8cm" svg:x="14.4cm" svg:y="3.2cm">
          <text:p text:style-name="P1">delay_ui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3.8cm" svg:height="1.8cm" svg:x="19.8cm" svg:y="3.2cm">
          <text:p text:style-name="P1">delay_n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cm" svg:height="1.8cm" svg:x="2.6cm" svg:y="3.2cm">
          <text:p text:style-name="P1">delay_su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3cm" svg:y1="3.2cm" svg:x2="16.3cm" svg:y2="2.2cm" draw:start-shape="id3" draw:start-glue-point="0" draw:end-shape="id4" draw:end-glue-point="2" svg:d="M16300 3200v-1000" svg:viewBox="0 0 1 1001">
          <text:p/>
        </draw:connector>
        <draw:connector draw:style-name="gr4" draw:text-style-name="P1" draw:layer="layout" svg:x1="21.7cm" svg:y1="3.2cm" svg:x2="21.7cm" svg:y2="2.2cm" draw:start-shape="id5" draw:start-glue-point="0" draw:end-shape="id6" draw:end-glue-point="2" svg:d="M21700 3200v-1000" svg:viewBox="0 0 1 1001">
          <text:p/>
        </draw:connector>
        <draw:frame draw:style-name="gr6" draw:layer="layout" svg:width="0.875cm" svg:height="1cm" svg:x="7.2cm" svg:y="3.6cm">
          <draw:text-box>
            <text:p>=</text:p>
          </draw:text-box>
        </draw:frame>
        <draw:frame draw:style-name="gr6" draw:layer="layout" svg:width="0.875cm" svg:height="1cm" svg:x="13.101cm" svg:y="3.6cm">
          <draw:text-box>
            <text:p>+</text:p>
          </draw:text-box>
        </draw:frame>
        <draw:frame draw:style-name="gr6" draw:layer="layout" svg:width="0.714cm" svg:height="1cm" svg:x="18.502cm" svg:y="3.6cm">
          <draw:text-box>
            <text:p>-</text:p>
          </draw:text-box>
        </draw:frame>
        <draw:custom-shape draw:style-name="gr5" draw:text-style-name="P1" xml:id="id10" draw:id="id10" draw:layer="layout" svg:width="3.8cm" svg:height="1.8cm" svg:x="8.8cm" svg:y="13.4cm">
          <text:p text:style-name="P1">temp1_bf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8cm" svg:height="1.8cm" svg:x="14.4cm" svg:y="6.2cm">
          <text:p text:style-name="P1">DelayUnitBF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3cm" svg:y1="9cm" svg:x2="16.3cm" svg:y2="8cm" draw:start-shape="id7" draw:start-glue-point="0" draw:end-shape="id8" svg:d="M16300 9000v-1000" svg:viewBox="0 0 1 1001">
          <text:p/>
        </draw:connector>
        <draw:custom-shape draw:style-name="gr5" draw:text-style-name="P1" xml:id="id7" draw:id="id7" draw:layer="layout" svg:width="3.8cm" svg:height="1.8cm" svg:x="14.4cm" svg:y="9cm">
          <text:p text:style-name="P1">delay_ui_bf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1cm" svg:height="1cm" svg:x="10.2cm" svg:y="11.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6.3cm" svg:y1="5cm" svg:x2="16.3cm" svg:y2="6.2cm" draw:start-shape="id3" draw:start-glue-point="2" draw:end-shape="id8" draw:end-glue-point="0" svg:d="M16300 5000v1200" svg:viewBox="0 0 1 1201">
          <text:p/>
        </draw:connector>
        <draw:connector draw:style-name="gr8" draw:text-style-name="P1" draw:layer="layout" draw:type="curve" svg:x1="16.3cm" svg:y1="10.8cm" svg:x2="11.2cm" svg:y2="11.7cm" draw:start-shape="id7" draw:start-glue-point="2" draw:end-shape="id9" draw:end-glue-point="10" svg:d="M16300 10800c0 600-1700 900-5100 900" svg:viewBox="0 0 5101 901">
          <text:p/>
        </draw:connector>
        <draw:connector draw:style-name="gr8" draw:text-style-name="P1" draw:layer="layout" draw:type="curve" svg:x1="10.7cm" svg:y1="5cm" svg:x2="10.7cm" svg:y2="11.2cm" draw:start-shape="id1" draw:start-glue-point="2" draw:end-shape="id9" draw:end-glue-point="4" svg:d="M10700 5000v6200" svg:viewBox="0 0 1 6201">
          <text:p/>
        </draw:connector>
        <draw:connector draw:style-name="gr8" draw:text-style-name="P1" draw:layer="layout" draw:type="curve" svg:x1="10.7cm" svg:y1="12.2cm" svg:x2="10.7cm" svg:y2="13.4cm" draw:start-shape="id9" draw:start-glue-point="8" draw:end-shape="id10" draw:end-glue-point="0" svg:d="M10700 12200v1200" svg:viewBox="0 0 1 1201">
          <text:p/>
        </draw:connector>
        <draw:custom-shape draw:style-name="gr3" draw:text-style-name="P1" xml:id="id12" draw:id="id12" draw:layer="layout" svg:width="3.8cm" svg:height="1.8cm" svg:x="19.8cm" svg:y="10.7cm">
          <text:p text:style-name="P1">DelayUnitBF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1.7cm" svg:y1="13.5cm" svg:x2="21.7cm" svg:y2="12.5cm" draw:start-shape="id11" draw:start-glue-point="0" draw:end-shape="id12" svg:d="M21700 13500v-1000" svg:viewBox="0 0 1 1001">
          <text:p/>
        </draw:connector>
        <draw:custom-shape draw:style-name="gr5" draw:text-style-name="P1" xml:id="id11" draw:id="id11" draw:layer="layout" svg:width="3.8cm" svg:height="1.8cm" svg:x="19.8cm" svg:y="13.5cm">
          <text:p text:style-name="P1">delay_ns_bf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21.7cm" svg:y1="5cm" svg:x2="21.7cm" svg:y2="10.7cm" draw:start-shape="id5" draw:end-shape="id12" svg:d="M21700 5000v5700" svg:viewBox="0 0 1 5701">
          <text:p/>
        </draw:connector>
        <draw:custom-shape draw:style-name="gr5" draw:text-style-name="P1" xml:id="id14" draw:id="id14" draw:layer="layout" svg:width="3.8cm" svg:height="1.8cm" svg:x="8.8cm" svg:y="18.6cm">
          <text:p text:style-name="P1">temp2_bf</text:p>
          <draw:enhanced-geometry svg:viewBox="0 0 21600 21600" draw:type="rectangle" draw:enhanced-path="M 0 0 L 21600 0 21600 21600 0 21600 0 0 Z N"/>
        </draw:custom-shape>
        <draw:custom-shape draw:style-name="gr7" draw:text-style-name="P1" xml:id="id13" draw:id="id13" draw:layer="layout" svg:width="1cm" svg:height="1cm" svg:x="10.2cm" svg:y="16.4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0.7cm" svg:y1="15.2cm" svg:x2="10.7cm" svg:y2="16.4cm" draw:start-shape="id10" draw:start-glue-point="2" draw:end-shape="id13" draw:end-glue-point="4" svg:d="M10700 15200v1200" svg:viewBox="0 0 1 1201">
          <text:p/>
        </draw:connector>
        <draw:connector draw:style-name="gr8" draw:text-style-name="P1" draw:layer="layout" draw:type="curve" svg:x1="21.7cm" svg:y1="15.3cm" svg:x2="11.2cm" svg:y2="16.9cm" draw:start-shape="id11" draw:start-glue-point="2" draw:end-shape="id13" draw:end-glue-point="10" svg:d="M21700 15300c0 1067-3500 1600-10500 1600" svg:viewBox="0 0 10501 1601">
          <text:p/>
        </draw:connector>
        <draw:connector draw:style-name="gr8" draw:text-style-name="P1" draw:layer="layout" draw:type="curve" svg:x1="10.7cm" svg:y1="17.4cm" svg:x2="10.7cm" svg:y2="18.6cm" draw:start-shape="id13" draw:start-glue-point="8" draw:end-shape="id14" draw:end-glue-point="0" svg:d="M10700 17400v1200" svg:viewBox="0 0 1 1201">
          <text:p/>
        </draw:connector>
        <draw:custom-shape draw:style-name="gr9" draw:text-style-name="P1" draw:layer="layout" svg:width="0.8cm" svg:height="9.604cm" draw:transform="rotate (1.55840448910574) translate (8.69cm 5.7cm)">
          <text:p/>
          <draw:enhanced-geometry svg:viewBox="0 0 21600 21600" draw:glue-points="21600 0 0 10800 21600 21600" draw:text-areas="13800 ?f9 21600 ?f10" draw:type="left-brace" draw:modifiers="1809.71805638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8cm" svg:height="15.104cm" draw:transform="rotate (1.55840448910574) translate (8.691cm 16.101cm)">
          <text:p/>
          <draw:enhanced-geometry svg:viewBox="0 0 21600 21600" draw:glue-points="21600 0 0 10800 21600 21600" draw:text-areas="13800 ?f9 21600 ?f10" draw:type="left-brace" draw:modifiers="1809.71805638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price</meta:initial-creator>
    <meta:creation-date>2014-08-04T07:57:28</meta:creation-date>
    <dc:date>2016-10-17T15:58:31.229751892</dc:date>
    <meta:editing-duration>PT35M41S</meta:editing-duration>
    <meta:editing-cycles>3</meta:editing-cycles>
    <meta:generator>LibreOffice/4.2.8.2$Linux_X86_64 LibreOffice_project/420m0$Build-2</meta:generator>
    <meta:document-statistic meta:object-count="61"/>
  </office:meta>
</office:document-meta>
</file>